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_rol</text:p>
          </table:table-cell>
          <table:table-cell office:value-type="string" table:style-name="ce2">
            <text:p>nombre</text:p>
          </table:table-cell>
          <table:table-cell table:number-columns-repeated="1638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ministrador</text:p>
          </table:table-cell>
          <table:table-cell table:number-columns-repeated="1638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Vendedor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ajero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Bodeguero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dres Camilo Rodriguez Prieto</meta:initial-creator>
    <dc:creator>Usuario</dc:creator>
    <meta:creation-date>2021-06-22T03:25:13Z</meta:creation-date>
    <dc:date>2021-12-01T00:50:31Z</dc:date>
  </office:meta>
</office:document-meta>
</file>